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1eecb"/>
    </style:style>
    <style:style style:name="P2" style:family="paragraph">
      <style:paragraph-properties fo:margin-left="0in" fo:margin-right="0in" fo:margin-top="0in" fo:margin-bottom="0in" fo:line-height="100%" fo:text-align="center" fo:text-indent="0in"/>
    </style:style>
    <style:style style:name="P3" style:family="paragraph">
      <loext:graphic-properties draw:fill="solid" draw:fill-color="#cfe7f5"/>
      <style:paragraph-properties fo:margin-left="0in" fo:margin-right="0in" fo:margin-top="0in" fo:margin-bottom="0in" fo:line-height="100%" fo:text-align="center" fo:text-indent="0in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cfe7f5"/>
      <style:paragraph-properties fo:margin-left="0in" fo:margin-right="0in" fo:margin-top="0in" fo:margin-bottom="0in" fo:line-height="100%" fo:text-align="center" fo:text-indent="0in"/>
      <style:text-properties style:use-window-font-color="true" loext:opacity="0%" style:text-outline="false" style:text-line-through-style="none" style:text-line-through-type="none" style:font-name="Arial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cfe7f5"/>
      <style:paragraph-properties fo:margin-left="0in" fo:margin-right="0in" fo:margin-top="0in" fo:margin-bottom="0in" fo:line-height="100%" fo:text-align="center" fo:text-indent="0in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14ad5"/>
    </style:style>
    <style:style style:name="T2" style:family="text">
      <style:text-properties officeooo:rsid="0011eecb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text-position="33% 58%" style:font-name="Arial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0.2772in" fo:min-width="2.428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0.822in" fo:min-width="0.8047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4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0.2772in" fo:min-width="1.4811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5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0.278in" fo:min-width="1.4811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6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0.2772in" fo:min-width="2.6425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7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Algorithms</text:span> Used in the QCAN2</text:h>
      <text:p text:style-name="Text_20_body"/>
      <text:p text:style-name="Text_20_body"><text:s text:c="2"/><text:span text:style-name="T1">There are many algorithms that make up the QCAN2 protocol. The following chart depict the hierarchy of the algorithms used.</text:span></text:p>
      <text:p text:style-name="Text_20_body"><text:s/><text:span text:style-name="T2">On the top of the stack there is the RF subsystem.</text:span></text:p>
      <text:p text:style-name="P1"><draw:g text:anchor-type="as-char" draw:z-index="0" draw:name="Shape1" draw:style-name="gr1"><draw:custom-shape draw:style-name="gr2" draw:text-style-name="P3" xml:id="id1" draw:id="id1" svg:width="2.9098in" svg:height="0.5331in" svg:x="1.8602in" svg:y="0in"><text:p text:style-name="P2"><text:span text:style-name="T3"><text:s/></text:span><text:span text:style-name="T3">RF Packet Inspection 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draw:style-name="gr3" draw:text-style-name="P4" xml:id="id2" draw:id="id2" svg:width="2.0039in" svg:height="1.8406in" svg:x="3.4346in" svg:y="0.8236in"><text:p text:style-name="P2"><text:span text:style-name="T4">CRC OK?</text:span></text:p><text:p text:style-name="P2"><text:span text:style-name="T4">Yes No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4" draw:text-style-name="P3" xml:id="id3" draw:id="id3" svg:width="1.8606in" svg:height="0.5331in" svg:x="4.961in" svg:y="0.6299in"><text:p text:style-name="P2"><text:span text:style-name="T3">Discard Packet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draw:style-name="gr3" draw:text-style-name="P3" xml:id="id4" draw:id="id4" svg:width="2.0039in" svg:height="1.8406in" svg:x="0.3819in" svg:y="1.0661in"><text:p text:style-name="P2"><text:span text:style-name="T3">Seen packet </text:span></text:p><text:p text:style-name="P2"><text:span text:style-name="T3">before?</text:span></text:p><text:p text:style-name="P2"><text:span text:style-name="T3">Yes No <text:s text:c="2"/>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5" draw:text-style-name="P3" xml:id="id8" draw:id="id8" svg:width="1.8606in" svg:height="0.5335in" svg:x="4.9134in" svg:y="3.4874in"><text:p text:style-name="P2"><text:span text:style-name="T3">Forward Packet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style-name="gr6" draw:text-style-name="P3" xml:id="id6" draw:id="id6" svg:width="3.148in" svg:height="0.5331in" svg:x="1.7173in" svg:y="4.9898in"><text:p text:style-name="P2"><text:span text:style-name="T3">Pass Packet</text:span><text:span text:style-name="T5"> </text:span><text:span text:style-name="T3">to next higher level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draw:style-name="gr3" draw:text-style-name="P4" xml:id="id5" draw:id="id5" svg:width="2.0039in" svg:height="1.8406in" svg:x="2.2425in" svg:y="2.8098in"><text:p text:style-name="P2"><text:span text:style-name="T4">TTL &gt; 0 ?</text:span></text:p><text:p text:style-name="P2"><text:span text:style-name="T4">No <text:s text:c="2"/>Yes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7" draw:text-style-name="P5" svg:x1="3.3154in" svg:y1="0.5331in" svg:x2="4.4366in" svg:y2="0.824in" draw:start-shape="id1" draw:start-glue-point="6" draw:end-shape="id2" draw:end-glue-point="4" svg:d="M8421-5660v370h2848v369" svg:viewBox="0 0 2850 741"><text:p/></draw:connector><draw:connector draw:style-name="gr7" draw:text-style-name="P5" svg:x1="5.4382in" svg:y1="1.7441in" svg:x2="5.8917in" svg:y2="1.163in" draw:start-shape="id2" draw:start-glue-point="7" draw:end-shape="id3" draw:end-glue-point="6" svg:d="M13813-2584h1152v-1476" svg:viewBox="0 0 1154 1478"><text:p/></draw:connector><draw:connector draw:style-name="gr7" draw:text-style-name="P5" svg:x1="3.4346in" svg:y1="1.7445in" svg:x2="1.3839in" svg:y2="1.0665in" draw:start-shape="id2" draw:start-glue-point="5" draw:end-shape="id4" draw:end-glue-point="4" svg:d="M8724-2583h-1333v-2223h-3876v501" svg:viewBox="0 0 5211 2224"><text:p/></draw:connector><draw:connector draw:style-name="gr7" draw:text-style-name="P5" svg:x1="3.2445in" svg:y1="4.65in" svg:x2="3.2917in" svg:y2="4.9894in" draw:start-shape="id5" draw:start-glue-point="6" draw:end-shape="id6" draw:end-glue-point="4" svg:d="M8241 4798v432h120v430" svg:viewBox="0 0 122 864"><text:p/></draw:connector><draw:custom-shape draw:style-name="gr5" draw:text-style-name="P3" xml:id="id7" draw:id="id7" svg:width="1.8606in" svg:height="0.5335in" svg:x="0in" svg:y="3.4874in"><text:p text:style-name="P2"><text:span text:style-name="T3">Discard Packet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onnector draw:style-name="gr7" draw:text-style-name="P5" svg:x1="0.3819in" svg:y1="1.9866in" svg:x2="0.9307in" svg:y2="3.4878in" draw:start-shape="id4" draw:start-glue-point="5" draw:end-shape="id7" draw:end-glue-point="4" svg:d="M970-1968h-503v3077h1897v737" svg:viewBox="0 0 1898 3815"><text:p/></draw:connector><draw:connector draw:style-name="gr7" draw:text-style-name="P5" svg:x1="2.3854in" svg:y1="1.9866in" svg:x2="3.2445in" svg:y2="2.8098in" draw:start-shape="id4" draw:start-glue-point="7" draw:end-shape="id5" draw:end-glue-point="4" svg:d="M6059-1968h2182v2092" svg:viewBox="0 0 2184 2094"><text:p/></draw:connector><draw:connector draw:style-name="gr7" draw:text-style-name="P5" svg:x1="4.2457in" svg:y1="3.7299in" svg:x2="4.9134in" svg:y2="3.7539in" draw:start-shape="id5" draw:start-glue-point="7" draw:end-shape="id8" draw:end-glue-point="5" svg:d="M10784 2461h847v61h849" svg:viewBox="0 0 1697 64"><text:p/></draw:connector></draw:g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8-05T20:09:56.665210314</meta:creation-date>
    <meta:generator>LibreOffice/7.0.0.3$Linux_X86_64 LibreOffice_project/00$Build-3</meta:generator>
    <dc:date>2020-08-17T14:54:00.423436932</dc:date>
    <meta:editing-duration>PT10M56S</meta:editing-duration>
    <meta:editing-cycles>4</meta:editing-cycles>
    <meta:document-statistic meta:table-count="0" meta:image-count="0" meta:object-count="0" meta:page-count="1" meta:paragraph-count="4" meta:word-count="36" meta:character-count="204" meta:non-whitespace-character-count="168"/>
  </office:meta>
</office:document-meta>
</file>